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style:font-name="Arial"/>
    </style:style>
    <style:style style:name="P6" style:family="paragraph" style:parent-style-name="Text_20_body">
      <style:paragraph-properties fo:text-align="center" style:justify-single-word="false"/>
      <style:text-properties style:font-name="Arial" fo:language="en" fo:country="GB"/>
    </style:style>
    <style:style style:name="P7" style:family="paragraph" style:parent-style-name="Title">
      <style:text-properties style:font-name="Arial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start" style:justify-single-word="false" fo:break-before="page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ildverwaltung<text:line-break/><text:span text:style-name="T2">Draw on Picture</text:span></text:p>
      <text:p text:style-name="P4"/>
      <text:p text:style-name="P6">Enhancement Specification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8">Inhaltsverzeichnis</text:p>
          </text:index-title>
          <text:p text:style-name="P9"><text:a xlink:type="simple" xlink:href="#__RefHeading___Toc138_1310478478" text:style-name="Index_20_Link" text:visited-style-name="Index_20_Link">Beschreibung<text:tab/>3</text:a></text:p>
          <text:p text:style-name="P9"><text:a xlink:type="simple" xlink:href="#__RefHeading___Toc142_1310478478" text:style-name="Index_20_Link" text:visited-style-name="Index_20_Link">Umzusetzende Funktionalität<text:tab/>3</text:a></text:p>
          <text:p text:style-name="P11"><text:a xlink:type="simple" xlink:href="#__RefHeading__162_557262154" text:style-name="Index_20_Link" text:visited-style-name="Index_20_Link">Zoomen<text:tab/>3</text:a></text:p>
          <text:p text:style-name="P11"><text:a xlink:type="simple" xlink:href="#__RefHeading__164_557262154" text:style-name="Index_20_Link" text:visited-style-name="Index_20_Link">Undo und Redo<text:tab/>3</text:a></text:p>
          <text:p text:style-name="P11"><text:a xlink:type="simple" xlink:href="#__RefHeading__145_1020618234" text:style-name="Index_20_Link" text:visited-style-name="Index_20_Link">Radieren<text:tab/>3</text:a></text:p>
        </text:index-body>
      </text:table-of-content>
      <text:p text:style-name="P5"/>
      <text:h text:style-name="P10" text:outline-level="1"><text:bookmark-start text:name="__RefHeading___Toc138_1310478478"/>Beschreibung<text:bookmark-end text:name="__RefHeading___Toc138_1310478478"/></text:h>
      <text:p text:style-name="P12">Diese Spezifikation ist als Erweiterung der grundlegenden Funktionen von Draw on Picture zu sehen welche die Benutzbarkeit von Draw on Picture verbessern sollen.</text:p>
      <text:h text:style-name="Heading_20_1" text:outline-level="1"><text:bookmark-start text:name="__RefHeading___Toc142_1310478478"/>Umzusetzende Funktionalität<text:bookmark-end text:name="__RefHeading___Toc142_1310478478"/></text:h>
      <text:h text:style-name="Heading_20_2" text:outline-level="2"><text:bookmark-start text:name="__RefHeading__162_557262154"/>Zoomen<text:bookmark-end text:name="__RefHeading__162_557262154"/></text:h>
      <text:p text:style-name="Text_20_body">Es soll möglich sein in das zu bearbeitende Bild hinein bzw. heraus zu zoomen.</text:p>
      <text:h text:style-name="Heading_20_2" text:outline-level="2"><text:bookmark-start text:name="__RefHeading__164_557262154"/>Undo und Redo<text:bookmark-end text:name="__RefHeading__164_557262154"/></text:h>
      <text:p text:style-name="Text_20_body">Es soll möglich sein gemalte Striche mittels undo rückgängig zu machen und mittels redo erneut zu malen.</text:p>
      <text:h text:style-name="Heading_20_2" text:outline-level="2"><text:bookmark-start text:name="__RefHeading__145_1020618234"/>Radieren<text:bookmark-end text:name="__RefHeading__145_1020618234"/></text:h>
      <text:p text:style-name="Text_20_body">Es soll möglich sein gemaltes wieder weg zu rad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start" style:justify-single-word="false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style:font-name="Arial1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style:font-name="Arial1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Bildverwaltung: <text:span text:style-name="MT1">Enhancement</text:span> <text:span text:style-name="MT1">Specification</text:span></text:p>
            </table:table-cell>
            <table:table-cell table:style-name="Tabelle1.A1" office:value-type="string">
              <text:p text:style-name="MP2">Draw on Picture</text:p>
            </table:table-cell>
          </table:table-row>
        </table:table>
        <text:p text:style-name="Header"/>
      </style:header>
      <style:footer>
        <text:p text:style-name="MP3">Seite <text:page-number text:select-page="current">3</text:page-number> von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as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6T20:50:57.630000000</meta:creation-date>
    <dc:date>2019-03-27T20:34:55.07</dc:date>
    <meta:editing-duration>P1DT4H19M40S</meta:editing-duration>
    <meta:editing-cycles>7</meta:editing-cycles>
    <meta:generator>OpenOffice/4.1.4$Win32 OpenOffice.org_project/414m4$Build-9787</meta:generator>
    <dc:creator>alessio </dc:creator>
    <meta:document-statistic meta:table-count="1" meta:image-count="0" meta:object-count="0" meta:page-count="3" meta:paragraph-count="21" meta:word-count="102" meta:character-count="683"/>
  </office:meta>
</office:document-meta>
</file>